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86E1B2F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51cm, 2.165cm, 9.07cm, 0.68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93cm" svg:height="22.2cm" svg:x="0.892cm" svg:y="2.591cm">
          <draw:image xlink:href="Pictures/10000000000005E8000007E086E1B2F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9T13:10:50.759269379</dc:date>
    <meta:editing-duration>PT3M37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